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6月14日至110年6月2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416" calcext:value-type="float" table:number-columns-spanned="2" table:number-rows-spanned="1">
            <text:p><text:s/>416 </text:p>
          </table:table-cell>
          <table:covered-table-cell table:style-name="ce49"/>
          <table:table-cell table:style-name="ce8" office:value-type="float" office:value="93" calcext:value-type="float" table:number-columns-spanned="2" table:number-rows-spanned="1">
            <text:p><text:s/>9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416" calcext:value-type="float" table:number-columns-spanned="2" table:number-rows-spanned="1">
            <text:p><text:s/>416 </text:p>
          </table:table-cell>
          <table:covered-table-cell table:style-name="ce49"/>
          <table:table-cell table:style-name="ce8" office:value-type="float" office:value="107" calcext:value-type="float" table:number-columns-spanned="2" table:number-rows-spanned="1">
            <text:p><text:s/>10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4.17" calcext:value-type="float" table:number-columns-spanned="2" table:number-rows-spanned="1">
            <text:p>104.17 </text:p>
          </table:table-cell>
          <table:covered-table-cell table:style-name="ce21"/>
          <table:table-cell table:style-name="ce20" office:value-type="float" office:value="106.25" calcext:value-type="float" table:number-columns-spanned="2" table:number-rows-spanned="1">
            <text:p>106.25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5.05" calcext:value-type="float" table:number-columns-spanned="2" table:number-rows-spanned="1">
            <text:p>115.05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6 月 2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00/00/00</text:date>, <text:time style:data-style-name="N2" text:time-value="16:30:56.19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6-22T16:31:45.718000000</dc:date>
    <meta:editing-duration>PT7H37M42S</meta:editing-duration>
    <meta:editing-cycles>251</meta:editing-cycles>
    <meta:document-statistic meta:table-count="1" meta:cell-count="39" meta:object-count="0"/>
  </office:meta>
</office:document-meta>
</file>